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41cb" officeooo:paragraph-rsid="000d41cb"/>
    </style:style>
    <style:style style:name="P2" style:family="paragraph" style:parent-style-name="Standard">
      <style:paragraph-properties fo:text-align="justify" style:justify-single-word="false"/>
      <style:text-properties officeooo:rsid="000d41cb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0a009e"/>
    </style:style>
    <style:style style:name="P6" style:family="paragraph" style:parent-style-name="Text_20_body">
      <style:paragraph-properties fo:text-align="justify" style:justify-single-word="false"/>
      <style:text-properties officeooo:rsid="000a009e" officeooo:paragraph-rsid="000a009e"/>
    </style:style>
    <style:style style:name="P7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1.251cm" fo:margin-right="0cm" fo:text-align="justify" style:justify-single-word="false" fo:text-indent="0cm" style:auto-text-indent="false"/>
    </style:style>
    <style:style style:name="P9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0a009e"/>
    </style:style>
    <style:style style:name="P10" style:family="paragraph" style:parent-style-name="Standard" style:list-style-name="L3">
      <style:paragraph-properties fo:line-height="150%" fo:text-align="justify" style:justify-single-word="false"/>
      <style:text-properties fo:language="pt" fo:country="BR" officeooo:paragraph-rsid="000db0db"/>
    </style:style>
    <style:style style:name="P11" style:family="paragraph" style:parent-style-name="Standard">
      <style:paragraph-properties fo:line-height="150%" fo:text-align="justify" style:justify-single-word="false"/>
      <style:text-properties fo:language="pt" fo:country="BR" officeooo:paragraph-rsid="000db0db"/>
    </style:style>
    <style:style style:name="P12" style:family="paragraph" style:parent-style-name="Standard">
      <style:paragraph-properties fo:line-height="150%" fo:text-align="justify" style:justify-single-word="false"/>
      <style:text-properties fo:language="pt" fo:country="BR" fo:font-weight="bold" officeooo:paragraph-rsid="000db0db" style:font-weight-asian="bold" style:font-weight-complex="bold"/>
    </style:style>
    <style:style style:name="P13" style:family="paragraph" style:parent-style-name="Standard" style:list-style-name="L3">
      <style:paragraph-properties fo:line-height="150%" fo:text-align="justify" style:justify-single-word="false"/>
      <style:text-properties style:font-name="Liberation Serif" fo:language="pt" fo:country="BR" officeooo:rsid="0002682e" officeooo:paragraph-rsid="000db0db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erif" fo:language="pt" fo:country="BR" officeooo:rsid="0002682e" officeooo:paragraph-rsid="000db0db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erif" fo:language="pt" fo:country="BR" officeooo:paragraph-rsid="000db0db"/>
    </style:style>
    <style:style style:name="P16" style:family="paragraph" style:parent-style-name="Standard" style:list-style-name="L3">
      <style:paragraph-properties fo:line-height="150%" fo:text-align="justify" style:justify-single-word="false"/>
      <style:text-properties style:font-name="Liberation Serif" fo:language="pt" fo:country="BR" officeooo:rsid="000bc87d" officeooo:paragraph-rsid="000db0db"/>
    </style:style>
    <style:style style:name="P17" style:family="paragraph" style:parent-style-name="Standard" style:list-style-name="L3">
      <style:paragraph-properties fo:line-height="150%" fo:text-align="justify" style:justify-single-word="false"/>
      <style:text-properties style:font-name="Liberation Serif" fo:language="pt" fo:country="BR" officeooo:rsid="0073956d" officeooo:paragraph-rsid="000db0db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erif" fo:language="pt" fo:country="BR" officeooo:rsid="004b05ef" officeooo:paragraph-rsid="000db0db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0db0db"/>
    </style:style>
    <style:style style:name="P20" style:family="paragraph" style:parent-style-name="Standard" style:list-style-name="L4">
      <style:paragraph-properties fo:line-height="150%" fo:text-align="justify" style:justify-single-word="false"/>
      <style:text-properties officeooo:paragraph-rsid="000db0db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line-height="150%" fo:text-align="justify" style:justify-single-word="false" fo:break-before="page"/>
      <style:text-properties style:font-name="Liberation Serif" fo:language="pt" fo:country="BR" officeooo:rsid="0002682e" officeooo:paragraph-rsid="000db0db"/>
    </style:style>
    <style:style style:name="P23" style:family="paragraph" style:parent-style-name="Standard">
      <style:paragraph-properties fo:line-height="150%" fo:text-align="justify" style:justify-single-word="false" fo:break-before="page"/>
      <style:text-properties fo:language="pt" fo:country="BR" fo:font-weight="bold" officeooo:paragraph-rsid="000db0db" style:font-weight-asian="bold" style:font-weight-complex="bold"/>
    </style:style>
    <style:style style:name="P24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style:font-name="Liberation Serif" fo:language="pt" fo:country="BR" fo:font-weight="bold" officeooo:rsid="0002682e" officeooo:paragraph-rsid="000db0db" style:font-weight-asian="bold" style:font-weight-complex="bold"/>
    </style:style>
    <style:style style:name="P25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style:font-name="Liberation Serif" fo:language="pt" fo:country="BR" fo:font-weight="normal" officeooo:rsid="00032f68" officeooo:paragraph-rsid="000db0db" fo:background-color="#ffff00" style:font-weight-asian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officeooo:rsid="000a009e" officeooo:paragraph-rsid="000a009e"/>
    </style:style>
    <style:style style:name="P27" style:family="paragraph" style:parent-style-name="Text_20_body" style:list-style-name="L2"/>
    <style:style style:name="P28" style:family="paragraph" style:parent-style-name="Text_20_body" style:list-style-name="L1">
      <style:paragraph-properties fo:margin-left="2.501cm" fo:margin-right="0cm" fo:text-align="justify" style:justify-single-word="false" fo:text-indent="-0.635cm" style:auto-text-indent="false"/>
    </style:style>
    <style:style style:name="P29" style:family="paragraph" style:parent-style-name="Contents_20_1">
      <style:paragraph-properties fo:line-height="150%" fo:text-align="justify" style:justify-single-word="false">
        <style:tab-stops>
          <style:tab-stop style:position="16.007cm" style:type="right" style:leader-style="dotted" style:leader-text="."/>
        </style:tab-stops>
      </style:paragraph-properties>
      <style:text-properties fo:language="pt" fo:country="BR" fo:font-weight="normal" officeooo:paragraph-rsid="000db0db" style:font-weight-asian="normal" style:font-weight-complex="normal"/>
    </style:style>
    <style:style style:name="P30" style:family="paragraph" style:parent-style-name="Contents_20_1">
      <style:paragraph-properties fo:line-height="150%">
        <style:tab-stops>
          <style:tab-stop style:position="16.007cm" style:type="right" style:leader-style="dotted" style:leader-text="."/>
        </style:tab-stops>
      </style:paragraph-properties>
      <style:text-properties officeooo:paragraph-rsid="000db0db"/>
    </style:style>
    <style:style style:name="P31" style:family="paragraph" style:parent-style-name="Footnote">
      <style:text-properties fo:language="pt" fo:country="BR" officeooo:rsid="02c67d9f" officeooo:paragraph-rsid="02c67d9f"/>
    </style:style>
    <style:style style:name="T1" style:family="text">
      <style:text-properties style:font-name="Liberation Serif" officeooo:rsid="000bc87d"/>
    </style:style>
    <style:style style:name="T2" style:family="text">
      <style:text-properties style:font-name="Liberation Serif" officeooo:rsid="0074bc4d"/>
    </style:style>
    <style:style style:name="T3" style:family="text">
      <style:text-properties style:font-name="Liberation Serif" officeooo:rsid="01fad302"/>
    </style:style>
    <style:style style:name="T4" style:family="text">
      <style:text-properties style:font-name="Liberation Serif" officeooo:rsid="04277222"/>
    </style:style>
    <style:style style:name="T5" style:family="text">
      <style:text-properties style:font-name="Liberation Serif" fo:font-style="italic" officeooo:rsid="01fad302" style:font-style-asian="italic" style:font-style-complex="italic"/>
    </style:style>
    <style:style style:name="T6" style:family="text">
      <style:text-properties style:font-name="Liberation Serif" fo:font-style="italic" officeooo:rsid="0074bc4d" style:font-style-asian="italic" style:font-style-complex="italic"/>
    </style:style>
    <style:style style:name="T7" style:family="text">
      <style:text-properties style:font-name="Liberation Serif" fo:font-style="italic" fo:font-weight="normal" officeooo:rsid="0282fc5c" style:font-style-asian="italic" style:font-weight-asian="normal" style:font-style-complex="italic" style:font-weight-complex="normal"/>
    </style:style>
    <style:style style:name="T8" style:family="text">
      <style:text-properties style:font-name="Liberation Serif" officeooo:rsid="01fc92ac"/>
    </style:style>
    <style:style style:name="T9" style:family="text">
      <style:text-properties style:font-name="Liberation Serif" officeooo:rsid="03493202"/>
    </style:style>
    <style:style style:name="T10" style:family="text">
      <style:text-properties style:font-name="Liberation Serif" officeooo:rsid="0348ae76"/>
    </style:style>
    <style:style style:name="T11" style:family="text">
      <style:text-properties style:font-name="Liberation Serif" fo:language="pt" fo:country="BR" fo:font-weight="bold" officeooo:rsid="0002682e" style:font-weight-asian="bold" style:font-weight-complex="bold"/>
    </style:style>
    <style:style style:name="T12" style:family="text">
      <style:text-properties style:font-name="Liberation Serif" fo:font-weight="bold" officeooo:rsid="0002682e" style:font-weight-asian="bold" style:font-weight-complex="bold"/>
    </style:style>
    <style:style style:name="T13" style:family="text">
      <style:text-properties style:font-name="Liberation Serif" fo:font-weight="normal" officeooo:rsid="0282fc5c" style:font-weight-asian="normal" style:font-weight-complex="normal"/>
    </style:style>
    <style:style style:name="T14" style:family="text">
      <style:text-properties style:font-name="Liberation Serif" fo:font-style="normal" fo:font-weight="normal" officeooo:rsid="002c4137" fo:background-color="#ffffff" loext:char-shading-value="0" style:font-style-asian="normal" style:font-weight-asian="normal" style:font-style-complex="normal" style:font-weight-complex="normal"/>
    </style:style>
    <style:style style:name="T15" style:family="text">
      <style:text-properties style:font-name="Liberation Serif" officeooo:rsid="0282fc5c"/>
    </style:style>
    <style:style style:name="T16" style:family="text">
      <style:text-properties style:font-name="Liberation Serif" officeooo:rsid="004b05ef"/>
    </style:style>
    <style:style style:name="T17" style:family="text">
      <style:text-properties style:font-name="Liberation Serif" officeooo:rsid="027669e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32f68" style:font-weight-asian="bold" style:font-weight-complex="bold"/>
    </style:style>
    <style:style style:name="T20" style:family="text">
      <style:text-properties officeooo:rsid="0002682e"/>
    </style:style>
    <style:style style:name="T21" style:family="text">
      <style:text-properties officeooo:rsid="00736a5d"/>
    </style:style>
    <style:style style:name="T22" style:family="text">
      <style:text-properties officeooo:rsid="0018c4d2"/>
    </style:style>
    <style:style style:name="T23" style:family="text">
      <style:text-properties officeooo:rsid="00111325"/>
    </style:style>
    <style:style style:name="T24" style:family="text">
      <style:text-properties officeooo:rsid="04269ce4"/>
    </style:style>
    <style:style style:name="T25" style:family="text">
      <style:text-properties officeooo:rsid="01f9e9d7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1f9e9d7" style:font-style-asian="italic" style:font-style-complex="italic"/>
    </style:style>
    <style:style style:name="T28" style:family="text">
      <style:text-properties fo:font-style="italic" officeooo:rsid="003169b3" style:font-style-asian="italic" style:font-style-complex="italic"/>
    </style:style>
    <style:style style:name="T29" style:family="text">
      <style:text-properties fo:font-style="italic" officeooo:rsid="026f1a7d" style:font-style-asian="italic" style:font-style-complex="italic"/>
    </style:style>
    <style:style style:name="T30" style:family="text">
      <style:text-properties fo:font-style="italic" officeooo:rsid="004ccd08" style:font-style-asian="italic" style:font-style-complex="italic"/>
    </style:style>
    <style:style style:name="T31" style:family="text">
      <style:text-properties officeooo:rsid="003169b3"/>
    </style:style>
    <style:style style:name="T32" style:family="text">
      <style:text-properties officeooo:rsid="05b7f943"/>
    </style:style>
    <style:style style:name="T33" style:family="text">
      <style:text-properties officeooo:rsid="003d9a9b"/>
    </style:style>
    <style:style style:name="T34" style:family="text">
      <style:text-properties officeooo:rsid="026f1a7d"/>
    </style:style>
    <style:style style:name="T35" style:family="text">
      <style:text-properties officeooo:rsid="004ccd08"/>
    </style:style>
    <style:style style:name="T36" style:family="text">
      <style:text-properties officeooo:rsid="02783902"/>
    </style:style>
    <style:style style:name="T37" style:family="text">
      <style:text-properties fo:language="pt" fo:country="BR"/>
    </style:style>
    <style:style style:name="T38" style:family="text">
      <style:text-properties fo:language="pt" fo:country="BR" officeooo:rsid="02783902"/>
    </style:style>
    <style:style style:name="T39" style:family="text">
      <style:text-properties fo:language="pt" fo:country="BR" fo:font-style="italic" style:font-style-asian="italic" style:font-style-complex="italic"/>
    </style:style>
    <style:style style:name="T40" style:family="text">
      <style:text-properties fo:language="pt" fo:country="BR" officeooo:rsid="0278661d"/>
    </style:style>
    <style:style style:name="T41" style:family="text">
      <style:text-properties fo:language="pt" fo:country="BR" officeooo:rsid="05dd081e"/>
    </style:style>
    <style:style style:name="T42" style:family="text">
      <style:text-properties fo:language="pt" fo:country="BR" officeooo:rsid="05ba6578"/>
    </style:style>
    <style:style style:name="T43" style:family="text">
      <style:text-properties fo:language="pt" fo:country="BR" officeooo:rsid="02c19619"/>
    </style:style>
    <style:style style:name="T44" style:family="text">
      <style:text-properties fo:language="pt" fo:country="BR" officeooo:rsid="0279eae8"/>
    </style:style>
    <style:style style:name="T45" style:family="text">
      <style:text-properties fo:language="pt" fo:country="BR" officeooo:rsid="027b655f"/>
    </style:style>
    <style:style style:name="T46" style:family="text">
      <style:text-properties fo:language="pt" fo:country="BR" officeooo:rsid="027c057f"/>
    </style:style>
    <style:style style:name="T47" style:family="text">
      <style:text-properties fo:language="pt" fo:country="BR" officeooo:rsid="027e7478" fo:background-color="#ffffff" loext:char-shading-value="0"/>
    </style:style>
    <style:style style:name="T48" style:family="text">
      <style:text-properties fo:language="pt" fo:country="BR" officeooo:rsid="02c2d8a5" fo:background-color="#ffffff" loext:char-shading-value="0"/>
    </style:style>
    <style:style style:name="T49" style:family="text">
      <style:text-properties fo:language="pt" fo:country="BR" officeooo:rsid="027e7478"/>
    </style:style>
    <style:style style:name="T50" style:family="text">
      <style:text-properties fo:language="pt" fo:country="BR" officeooo:rsid="027f917f"/>
    </style:style>
    <style:style style:name="T51" style:family="text">
      <style:text-properties fo:language="pt" fo:country="BR" officeooo:rsid="05bc30ae"/>
    </style:style>
    <style:style style:name="T52" style:family="text">
      <style:text-properties fo:language="pt" fo:country="BR" officeooo:rsid="0280efb3"/>
    </style:style>
    <style:style style:name="T53" style:family="text">
      <style:text-properties officeooo:rsid="0601dc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onografia I </text:p>
      <text:p text:style-name="P6">Acadêmico: Alefe Variani</text:p>
      <text:p text:style-name="P5"><text:bookmark text:name="yui_3_9_1_2_1431033083023_193"/>Atividade 2 </text:p>
      <text:p text:style-name="P6">b) Entrega das etapas: Objetivo geral, Objetivos específicos,Justificativa e a estrutura geral da revisão bibliográfica;</text:p>
      <text:p text:style-name="P19"><text:toc-mark-end text:id="IMark113488232"/><text:toc-mark-start text:id="IMark113488232" text:outline-level="1"/><text:span text:style-name="T11"/></text:p>
      <text:p text:style-name="P19"><text:toc-mark-start text:id="IMark113480904" text:outline-level="1"/><text:span text:style-name="T11">2. OBJETIVOS</text:span><text:toc-mark-end text:id="IMark113480904"/></text:p>
      <text:p text:style-name="P14"/>
      <text:p text:style-name="P14"><text:tab/><text:toc-mark-start text:id="IMark112921272" text:outline-level="1"/><text:span text:style-name="T18">2.1 Objetivo geral</text:span><text:toc-mark-end text:id="IMark112921272"/></text:p>
      <text:p text:style-name="P14"/>
      <text:p text:style-name="P15"><text:span text:style-name="T20"><text:tab/></text:span>Fazer um levantamento sobre tecnologias e <text:span text:style-name="T21">práticas que utilizam os</text:span> conceitos d<text:span text:style-name="T22">o</text:span> DevOps, <text:span text:style-name="T23">analisar</text:span> às melhorias que <text:span text:style-name="T24">o DevOps</text:span> pode trazer para <text:span text:style-name="T25">o ambiente de desenvolvimento de </text:span><text:span text:style-name="T27">software</text:span> e aplicá-la em uma situação real, para verificar se a abordagem realmente traz <text:span text:style-name="T23">benefícios</text:span> aos envolvidos no processo de desenvolvimento de <text:span text:style-name="T26">softwar</text:span><text:span text:style-name="T28">e</text:span><text:span text:style-name="T31">.</text:span></text:p>
      <text:p text:style-name="P14"/>
      <text:p text:style-name="P24"><text:toc-mark-start text:id="IMark112921272" text:outline-level="1"/>2.2 Objetivos específicos<text:toc-mark-end text:id="IMark112921272"/></text:p>
      <text:p text:style-name="P14"><text:tab/></text:p>
      <text:list xml:id="list2732353220178388867" text:style-name="L3">
        <text:list-item>
          <text:p text:style-name="P10"><text:span text:style-name="T3">Conhecer os processos d</text:span><text:span text:style-name="T4">o</text:span><text:span text:style-name="T3"> desenvolvimento de </text:span><text:span text:style-name="T5">software.</text:span></text:p>
        </text:list-item>
        <text:list-item>
          <text:p text:style-name="P13">Entender conceitos da metodologia que se aplicam ao ambiente DevOps.</text:p>
        </text:list-item>
        <text:list-item>
          <text:p text:style-name="P10"><text:span text:style-name="T8">Aplicar conceitos do DevOps </text:span><text:span text:style-name="T9">no </text:span><text:span text:style-name="T10">CRS – Unochapecó.</text:span></text:p>
        </text:list-item>
        <text:list-item>
          <text:p text:style-name="P16">Melhorar o ambiente de desenvolvimento e monitoramento da aplicação através do uso cultura do DevOps. </text:p>
        </text:list-item>
        <text:list-item>
          <text:p text:style-name="P17">Aplicar uma proposta em um ambiente desenvolvimento real, utilizando conceitos e pr<text:span text:style-name="T32">á</text:span>ticas do DevOps.</text:p>
        </text:list-item>
        <text:list-item>
          <text:p text:style-name="P10"><text:span text:style-name="T1">Analisar o comportamento, </text:span><text:span text:style-name="T2">vantagens e desvantagens que </text:span><text:span text:style-name="T1">a proposta </text:span><text:span text:style-name="T2">traz ao ambiente de desenvolvimento.</text:span></text:p>
        </text:list-item>
      </text:list>
      <text:p text:style-name="P11"><text:span text:style-name="T2"/></text:p>
      <text:p text:style-name="P22"><text:toc-mark-start text:id="IMark113480616" text:outline-level="1"/><text:span text:style-name="T18">3. </text:span><text:span text:style-name="T19">JUSTIFICAVA</text:span><text:toc-mark-end text:id="IMark113480616"/></text:p>
      <text:p text:style-name="P25"/>
      <text:p text:style-name="P18"><text:tab/>Entregar um <text:span text:style-name="T26">software</text:span> em produção se torna cada dia um processo mais difícil, ciclos longos para entregas e para testes, divisão entre equipes desenvolvimento e de operações, aplicações sem monitoramento e <text:span text:style-name="T33">ambientes de desenvolvimento e produção diferentes, </text:span>são fatores para este problema. <text:span text:style-name="T34">Mesmo equipes ágeis produzindo </text:span><text:span text:style-name="T29">software</text:span><text:span text:style-name="T34"> entregáveis ao final de cada iteração, ainda sofre-se para chegar em produção quando encontram estas barreiras (SATO, 2013)</text:span>.</text:p>
      <text:p text:style-name="P18"><text:tab/><text:span text:style-name="T35">Embora tenham surgido várias metodologias ágeis de desenvolvimento de </text:span><text:span text:style-name="T30">software</text:span><text:span text:style-name="T35">, e muitas empresas aderiram à uma metologia ágil, desenvolvendo produtos mais rapidamente, as empresas ainda encontram problemas de monitoramento de suas aplicações, dificuldade em manter o ambiente de desenvolvimento idêntico ao ambiente de produção e realizar </text:span><text:span text:style-name="T30">deploy</text:span><text:span text:style-name="T35"> de maneira fácil e com menos chances de erros no ambiente de produção. (SATO, 2013).</text:span></text:p>
      <text:p text:style-name="P11"><text:span text:style-name="T16"><text:tab/></text:span><text:span text:style-name="T17">Sendo assim o DevOps é um movimento cultural e profissional que tentá quebrar está barreira, mostrando que desenvolvedores e engenheiros de sistema têm muito o que aprender uns com os outros (SATO, 2013). Segundo Sete (2015) este </text:span>movimento se propõem a resolver <text:span text:style-name="T36">alguns itens, como:</text:span></text:p>
      <text:list xml:id="list6312214134139823823" text:style-name="L4">
        <text:list-item>
          <text:p text:style-name="P20"><text:span text:style-name="T38">Medos de mudanças, quando</text:span><text:span text:style-name="T37"> uma versão de </text:span><text:span text:style-name="T39">software</text:span><text:span text:style-name="T37"> finalmente é entregue, </text:span><text:span text:style-name="T38">equipes de operações acreditam </text:span><text:span text:style-name="T37">que </text:span><text:span text:style-name="T39">software</text:span><text:span text:style-name="T37"> e ambientes são coisas frágeis e vulneráveis, que qualquer mínima interferência é suficiente para quebrar a aplicação e tirá-la do ar. </text:span><text:span text:style-name="T38">Criando assim um processo caro e burocrático para gestão de mudanças </text:span><text:span text:style-name="T37">e então um longo e doloroso </text:span><text:span text:style-name="T40">processo</text:span><text:span text:style-name="T37"> </text:span><text:span text:style-name="T40">deve ser</text:span><text:span text:style-name="T37"> percorrido para que seja possível atualizar versões das aplicações ou mesmo corrigir erros.</text:span></text:p>
        </text:list-item>
        <text:list-item>
          <text:p text:style-name="P20"><text:span text:style-name="T40">Liberações de versões(</text:span><text:span text:style-name="Emphasis"><text:span text:style-name="T37">Deployments</text:span></text:span><text:span text:style-name="T40">) arriscadas, desenvolvedores na maioria de vezes não sabem como </text:span><text:span text:style-name="T41">os</text:span><text:span text:style-name="T40"> códigos se comportam no ambiente de produção, se está funcionando como o esperado, se vai suportar o volume de acesso. Estás respostas dos pontos citados demoram para chegar ao desenvolvedor ou às vezes nem chega</text:span><text:span text:style-name="T42">m</text:span><text:span text:style-name="T40">, acontecendo assim </text:span><text:span text:style-name="T37">uma nova </text:span><text:span text:style-name="T40">liberação de </text:span><text:span text:style-name="T37">versão </text:span><text:span text:style-name="T40">para</text:span><text:span text:style-name="T37"> </text:span><text:span text:style-name="T40">o </text:span><text:span text:style-name="T37">ambiente de produção, </text:span><text:span text:style-name="T40">aguardando ou </text:span><text:span text:style-name="T37">observa</text:span><text:span text:style-name="T43">ndo</text:span><text:span text:style-name="T37"> se ele vai continuar de pé.</text:span></text:p>
        </text:list-item>
        <text:list-item>
          <text:p text:style-name="P20"><text:span text:style-name="T44">“Funciona na minha máquina” </text:span><text:span text:style-name="T42">expressão</text:span><text:span text:style-name="T37"> bastante comum, são problemas que se manifestam apenas no ambiente de produção. Estes problemas normalmente são identificados pel</text:span><text:span text:style-name="T45">a</text:span><text:span text:style-name="T37"> </text:span><text:span text:style-name="T45">equipe de operações</text:span><text:span text:style-name="T37">, quando os próprios usuários descobrem e reportam os problemas. </text:span><text:span text:style-name="T46">Após analise, o problema é informado aos desenvolvedores, que verificam e acabam dizendo “na minha máquina funciona”. <text:s/>Entretanto <text:s/></text:span><text:span text:style-name="T42">não são analizados</text:span><text:span text:style-name="T46"> diferenças entre o ambientes de desenvolvimentos do ambiente de </text:span><text:soft-page-break/><text:span text:style-name="T46">produção e </text:span><text:span text:style-name="T42">os</text:span><text:span text:style-name="T46"> vários <text:s/>fatores importantes diante disso, SO(sistema operacional), versões e arquivos de configuração são alguns deles.</text:span></text:p>
        </text:list-item>
        <text:list-item>
          <text:p text:style-name="P20"><text:span text:style-name="T47">Silos</text:span><text:span text:style-name="T48"><text:note text:id="ftn2" text:note-class="footnote"><text:note-citation>1</text:note-citation><text:note-body><text:p text:style-name="P31">Silos – são considerados os vários departamentos que a empresa de TI pode ter, onde cada um mantêm suas funcionalidades, sem haver interações umas com as outras.</text:p></text:note-body></text:note></text:span><text:span text:style-name="T47">,</text:span><text:span text:style-name="T49"> geralmente nas empresas de TI as equipes são divididas por desenvolvedores e operações ou outras equipes que existam. Isso causa desperdício, podendo levar à uma cultura de os problemas serem transferidos entre as equipes. É comum </text:span><text:span text:style-name="T37">que estes silos não estejam localizados fisicamente dentro do mesmo escritório, na mesma cidade ou ainda no mesmo país, </text:span><text:span text:style-name="T49">tornado uma mentalidade entre os times de desconfiança, suspeita, criando uma ambiente não agradável entre às áreas.</text:span></text:p>
        </text:list-item>
        <text:list-item>
          <text:p text:style-name="P20"><text:span text:style-name="T50">Foco e Visão, e</text:span><text:span text:style-name="T37">xiste claramente um </text:span><text:span text:style-name="T51">deficit</text:span><text:span text:style-name="T37"> de visão compartilhada entre os responsáveis por construir e operar aplicações. </text:span><text:span text:style-name="T50">Enquanto as equipes de </text:span><text:span text:style-name="T37">desenvolvedores </text:span><text:span text:style-name="T50">se convencem que </text:span><text:span text:style-name="T41">os</text:span><text:span text:style-name="T50"> códigos estão ótimos, as equipes de operações se isolam, cuidando </text:span><text:span text:style-name="T37">d</text:span><text:span text:style-name="T41">os</text:span><text:span text:style-name="T37"> ambientes e combatendo tudo e todos que podem de alguma forma colocar em </text:span><text:span text:style-name="T52">risco</text:span><text:span text:style-name="T37"> sua estabilidade.</text:span></text:p>
        </text:list-item>
      </text:list>
      <text:p text:style-name="P11"><text:span text:style-name="T12"><text:tab/></text:span><text:span text:style-name="T13"> Kevin Behr, autor e diretor de área tecnológica da </text:span><text:span text:style-name="T7">Praxis Flow</text:span><text:span text:style-name="T13">, explica "Você não pode comprar DevOps numa caixa" (</text:span><text:span text:style-name="T14">RACKSPACE</text:span><text:span text:style-name="T13">), </text:span><text:span text:style-name="T2">Peter Drucker representa bem o maior desafio de uma iniciativa de DevOps. “Infelizmente, não se pode fazer download de cultura. Mudança de comportamento e foco nas pessoas é o que vai mudar a cultura das organizações”. O grande ponto do DevOps é o modelo mental que preconiza que todos estão do mesmo lado, tentando a mesma coisa: entregar continuamente </text:span><text:span text:style-name="T6">software</text:span><text:span text:style-name="T2"> de valor, capaz de transformar a vida das pessoas. </text:span><text:span text:style-name="T15">(SETE, 2015).</text:span></text:p>
      <text:p text:style-name="P3"/>
      <text:p text:style-name="P23"><text:span text:style-name="T53">E</text:span>STRUTURA GERAL DA REVISÃO BIBLIOGRÁFICA</text:p>
      <text:p text:style-name="P12"/>
      <text:p text:style-name="P30">4. REVISÃO BIBLIOGRÁFICA</text:p>
      <text:p text:style-name="P30">4.1 Apresentação dos diferentes Ambientes de desenvolvimento de s<text:span text:style-name="T26">oftware</text:span></text:p>
      <text:p text:style-name="P30">4.1.1 Ambiente de desenvolvimento</text:p>
      <text:p text:style-name="P30">4.1.2 Ambiente de produção</text:p>
      <text:p text:style-name="P30">4.1.3 Ambiente de operações</text:p>
      <text:p text:style-name="P30">4.1.4 Considerações finais</text:p>
      <text:p text:style-name="P30">4.2 Monitoramento de aplicações</text:p>
      <text:p text:style-name="P30">4.2.1 Considerações finais</text:p>
      <text:p text:style-name="P30">4.3 Problemas entre equipes de Desenvolvimento e equipes de Operações</text:p>
      <text:p text:style-name="P30">4.3.1 Equipes de Desenvolvimento</text:p>
      <text:p text:style-name="P30">4.3.2 Equipes de Operações</text:p>
      <text:p text:style-name="P30">4.3.3 Problemas entre as Equipes</text:p>
      <text:p text:style-name="P30">4.3.4 Considerações finais</text:p>
      <text:p text:style-name="P30">4.4 DevOps</text:p>
      <text:p text:style-name="P30">4.4.1 Introdução</text:p>
      <text:p text:style-name="P30">4.4.2 Como surgiu</text:p>
      <text:p text:style-name="P30">4.4.3 Conceitos</text:p>
      <text:p text:style-name="P30">4.4.4 Ferramentas</text:p>
      <text:p text:style-name="P30">4.4.4.1 Gerenciamento do ambiente de desenvolvimento</text:p>
      <text:p text:style-name="P30">4.4.4.2 Gerenciamento da configurações</text:p>
      <text:p text:style-name="P30">4.4.4.3 Gerenciamento das configurações da aplicação</text:p>
      <text:p text:style-name="P30">4.4.4.4 Monitoramento da aplicação</text:p>
      <text:p text:style-name="P29">4.4.5 Considerações finais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d41cb" officeooo:paragraph-rsid="000d41c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hapecó – SC, maio.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8:14:27.771385497</meta:creation-date>
    <meta:generator>LibreOffice/4.4.3.2$Linux_X86_64 LibreOffice_project/40m0$Build-2</meta:generator>
    <dc:date>2015-05-19T11:22:57.240765906</dc:date>
    <meta:editing-duration>PT11M31S</meta:editing-duration>
    <meta:editing-cycles>4</meta:editing-cycles>
    <meta:document-statistic meta:table-count="0" meta:image-count="0" meta:object-count="0" meta:page-count="4" meta:paragraph-count="51" meta:word-count="902" meta:character-count="6056" meta:non-whitespace-character-count="5198"/>
  </office:meta>
</office:document-meta>
</file>